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FC000003861E9C75D5827A92B7.png" manifest:media-type="image/png"/>
  <manifest:file-entry manifest:full-path="Pictures/1000020100000584000002A93CF5E68E70F20EB4.png" manifest:media-type="image/png"/>
  <manifest:file-entry manifest:full-path="Pictures/10000201000001B80000011873E12DCBCCE5D0A7.png" manifest:media-type="image/png"/>
  <manifest:file-entry manifest:full-path="Pictures/10000201000005700000022695BCA963A5E44E85.png" manifest:media-type="image/png"/>
  <manifest:file-entry manifest:full-path="Pictures/1000020100000539000002CFD70E522CAF3C6420.png" manifest:media-type="image/png"/>
  <manifest:file-entry manifest:full-path="Pictures/10000201000003DD00000345DCBDF3DE884970A1.png" manifest:media-type="image/png"/>
  <manifest:file-entry manifest:full-path="Pictures/100002010000056F000002D6037EE9441B75D8AB.png" manifest:media-type="image/png"/>
  <manifest:file-entry manifest:full-path="Pictures/100002010000029000000241DEF232D5FB75C85E.png" manifest:media-type="image/png"/>
  <manifest:file-entry manifest:full-path="Pictures/10000201000005CB000002E301CF5AC6AF369BDB.png" manifest:media-type="image/png"/>
  <manifest:file-entry manifest:full-path="Pictures/1000020100000304000002BE3AC08D7BAFBBBEAD.png" manifest:media-type="image/png"/>
  <manifest:file-entry manifest:full-path="Pictures/10000201000002B40000017A0EBB594C5B5DD1C5.png" manifest:media-type="image/png"/>
  <manifest:file-entry manifest:full-path="Pictures/100002010000040A00000172B31C370C1EEE0EFD.png" manifest:media-type="image/png"/>
  <manifest:file-entry manifest:full-path="Pictures/100002010000058B00000225E1FCC9949CEE8803.png" manifest:media-type="image/png"/>
  <manifest:file-entry manifest:full-path="Pictures/100002010000058500000292024A98BCDE1E00A6.png" manifest:media-type="image/png"/>
  <manifest:file-entry manifest:full-path="Pictures/100002010000059D000001C613C68F63CDE8C387.png" manifest:media-type="image/png"/>
  <manifest:file-entry manifest:full-path="Pictures/100002010000057A0000017E32F3D2FE4965148B.png" manifest:media-type="image/png"/>
  <manifest:file-entry manifest:full-path="Pictures/10000201000003F6000002458567644C11FA5A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52bfa"/>
    </style:style>
    <style:style style:name="P2" style:family="paragraph" style:parent-style-name="Standard">
      <style:paragraph-properties fo:text-align="justify" style:justify-single-word="false"/>
      <style:text-properties fo:font-size="14pt" fo:language="es" fo:country="ES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language="es" fo:country="ES" fo:font-weight="bold" officeooo:rsid="00045046" officeooo:paragraph-rsid="0004504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language="es" fo:country="ES" fo:font-weight="bold" officeooo:rsid="00052bfa" officeooo:paragraph-rsid="00052bfa" style:font-size-asian="31.5pt" style:font-weight-asian="bold" style:font-size-complex="3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36pt" fo:language="es" fo:country="ES" style:font-size-asian="31.5pt" style:font-size-complex="36pt"/>
    </style:style>
    <style:style style:name="P7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cff7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5"><text:span text:style-name="T1">ANEXO</text:span></text:p>
      <text:p text:style-name="P5">MAILVELOPE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7" text:anchor-type="char" svg:x="2.82cm" svg:y="0.141cm" svg:width="12.166cm" svg:height="7.742cm" draw:z-index="17"><draw:image xlink:href="Pictures/10000201000001B80000011873E12DCBCCE5D0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6" draw:name="Forma2" draw:style-name="gr1" draw:text-style-name="P7" svg:width="7.155cm" svg:height="3.133cm" svg:x="0.118cm" svg:y="0.399cm"><text:p text:style-name="P7"><text:span text:style-name="T2">PEDRO RUIZ NUÑEZ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IMPORTACIÓN Y EXPORTACIÓN CLAVES</text:p>
      <text:p text:style-name="P2"/>
      <text:p text:style-name="P2"/>
      <text:p text:style-name="P2"><draw:frame draw:style-name="fr3" draw:name="Imagen1" text:anchor-type="char" svg:width="17cm" svg:height="9.142cm" draw:z-index="0"><draw:image xlink:href="Pictures/1000020100000539000002CFD70E522CAF3C6420.png" xlink:type="simple" xlink:show="embed" xlink:actuate="onLoad" draw:mime-type="image/png"/></draw:frame></text:p>
      <text:p text:style-name="P2"><draw:frame draw:style-name="fr1" draw:name="Imagen2" text:anchor-type="char" svg:x="0cm" svg:y="2.117cm" svg:width="17cm" svg:height="8.872cm" draw:z-index="1"><draw:image xlink:href="Pictures/100002010000056F000002D6037EE9441B75D8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0.148cm" svg:y="0.374cm" svg:width="17cm" svg:height="8.47cm" draw:z-index="2"><draw:image xlink:href="Pictures/10000201000005CB000002E301CF5AC6AF369BDB.png" xlink:type="simple" xlink:show="embed" xlink:actuate="onLoad" draw:mime-type="image/png"/></draw:frame><draw:frame draw:style-name="fr1" draw:name="Imagen4" text:anchor-type="char" svg:x="0.224cm" svg:y="9.006cm" svg:width="16.342cm" svg:height="14.861cm" draw:z-index="3"><draw:image xlink:href="Pictures/1000020100000304000002BE3AC08D7BAFBBBEAD.png" xlink:type="simple" xlink:show="embed" xlink:actuate="onLoad" draw:mime-type="image/png"/></draw:frame><text:soft-page-break/></text:p>
      <text:p text:style-name="P2"><text:soft-page-break/></text:p>
      <text:p text:style-name="P2"><draw:frame draw:style-name="fr4" draw:name="Imagen5" text:anchor-type="char" svg:width="13.885cm" svg:height="12.213cm" draw:z-index="4"><draw:image xlink:href="Pictures/100002010000029000000241DEF232D5FB75C85E.png" xlink:type="simple" xlink:show="embed" xlink:actuate="onLoad" draw:mime-type="image/png"/></draw:frame></text:p>
      <text:p text:style-name="P2"/>
      <text:p text:style-name="P2"><draw:frame draw:style-name="fr2" draw:name="Imagen6" text:anchor-type="char" svg:width="17cm" svg:height="10.007cm" draw:z-index="5"><draw:image xlink:href="Pictures/10000201000005FC000003861E9C75D5827A92B7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><draw:frame draw:style-name="fr1" draw:name="Imagen7" text:anchor-type="char" svg:x="0cm" svg:y="1.461cm" svg:width="17cm" svg:height="8.199cm" draw:z-index="6"><draw:image xlink:href="Pictures/1000020100000584000002A93CF5E68E70F20EB4.png" xlink:type="simple" xlink:show="embed" xlink:actuate="onLoad" draw:mime-type="image/png"/></draw:frame></text:p>
      <text:p text:style-name="P2"/>
      <text:p text:style-name="P2"/>
      <text:p text:style-name="P2"><draw:frame draw:style-name="fr1" draw:name="Imagen8" text:anchor-type="char" svg:x="1.515cm" svg:y="1.676cm" svg:width="14.647cm" svg:height="8.001cm" draw:z-index="7"><draw:image xlink:href="Pictures/10000201000002B40000017A0EBB594C5B5DD1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9" text:anchor-type="char" svg:width="17cm" svg:height="14.386cm" draw:z-index="8"><draw:image xlink:href="Pictures/10000201000003DD00000345DCBDF3DE884970A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n10" text:anchor-type="char" svg:width="17cm" svg:height="6.082cm" draw:z-index="9"><draw:image xlink:href="Pictures/100002010000040A00000172B31C370C1EEE0EFD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<draw:frame draw:style-name="fr3" draw:name="Imagen11" text:anchor-type="char" svg:width="17cm" svg:height="6.576cm" draw:z-index="10"><draw:image xlink:href="Pictures/100002010000058B00000225E1FCC9949CEE8803.png" xlink:type="simple" xlink:show="embed" xlink:actuate="onLoad" draw:mime-type="image/png"/></draw:frame></text:p>
      <text:p text:style-name="P2"/>
      <text:p text:style-name="P2"><draw:frame draw:style-name="fr2" draw:name="Imagen12" text:anchor-type="char" svg:width="17cm" svg:height="7.915cm" draw:z-index="11"><draw:image xlink:href="Pictures/100002010000058500000292024A98BCDE1E00A6.png" xlink:type="simple" xlink:show="embed" xlink:actuate="onLoad" draw:mime-type="image/png"/></draw:frame></text:p>
      <text:p text:style-name="P2"><draw:frame draw:style-name="fr2" draw:name="Imagen13" text:anchor-type="char" svg:width="17cm" svg:height="5.369cm" draw:z-index="12"><draw:image xlink:href="Pictures/100002010000059D000001C613C68F63CDE8C387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2" draw:name="Imagen14" text:anchor-type="char" svg:width="17cm" svg:height="6.715cm" draw:z-index="13"><draw:image xlink:href="Pictures/10000201000005700000022695BCA963A5E44E85.png" xlink:type="simple" xlink:show="embed" xlink:actuate="onLoad" draw:mime-type="image/png"/></draw:frame></text:p>
      <text:p text:style-name="P2"/>
      <text:p text:style-name="P2"/>
      <text:p text:style-name="P2"><draw:frame draw:style-name="fr1" draw:name="Imagen15" text:anchor-type="char" svg:x="0cm" svg:y="0.487cm" svg:width="17cm" svg:height="4.63cm" draw:z-index="14"><draw:image xlink:href="Pictures/100002010000057A0000017E32F3D2FE4965148B.png" xlink:type="simple" xlink:show="embed" xlink:actuate="onLoad" draw:mime-type="image/png"/></draw:frame></text:p>
      <text:p text:style-name="P6"><draw:frame draw:style-name="fr1" draw:name="Imagen16" text:anchor-type="char" svg:x="0.106cm" svg:y="0.102cm" svg:width="17cm" svg:height="9.738cm" draw:z-index="15"><draw:image xlink:href="Pictures/10000201000003F6000002458567644C11FA5A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52b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30T14:05:20.083000000</dc:date>
    <meta:editing-duration>PT9M40S</meta:editing-duration>
    <meta:editing-cycles>9</meta:editing-cycles>
    <meta:document-statistic meta:table-count="0" meta:image-count="17" meta:object-count="0" meta:page-count="8" meta:paragraph-count="4" meta:word-count="11" meta:character-count="78" meta:non-whitespace-character-count="71"/>
  </office:meta>
</office:document-meta>
</file>